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60000033351C7F55D.png"/>
  <manifest:file-entry manifest:media-type="image/jpeg" manifest:full-path="Pictures/100000000000069C0000000BCB0EAC9E.jpg"/>
  <manifest:file-entry manifest:media-type="" manifest:full-path="Pictures/200000070000393A0000185EDD4054B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ndara" svg:font-family="Candar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1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ndara1" fo:font-size="8pt" fo:letter-spacing="0.018cm" style:font-size-asian="8pt" style:font-size-complex="8pt"/>
    </style:style>
    <style:style style:name="P2" style:family="paragraph" style:parent-style-name="Standard">
      <style:paragraph-properties fo:text-align="end" style:justify-single-word="false">
        <style:tab-stops>
          <style:tab-stop style:position="15.266cm" style:type="right"/>
        </style:tab-stops>
      </style:paragraph-properties>
      <style:text-properties style:font-name="Candara1" fo:font-size="8pt" fo:letter-spacing="normal" style:font-size-asian="8pt" style:font-size-complex="8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andara1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ndar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Candar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ndara1"/>
    </style:style>
    <style:style style:name="P7" style:family="paragraph" style:parent-style-name="Standard">
      <style:paragraph-properties fo:text-align="justify" style:justify-single-word="false"/>
      <style:text-properties style:font-name="Candara1"/>
    </style:style>
    <style:style style:name="P8" style:family="paragraph" style:parent-style-name="Standard">
      <style:paragraph-properties fo:line-height="100%" fo:text-align="justify" style:justify-single-word="false"/>
      <style:text-properties style:font-name="Candara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color="#1f1a17" style:font-name="Candara1" fo:font-size="12pt" fo:font-weight="normal" style:font-name-asian="Candara" style:font-size-asian="12pt" style:font-weight-asian="normal" style:font-name-complex="Candara" style:font-size-complex="12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1f1a17" style:font-name="Candara1" fo:font-size="12pt" fo:font-weight="normal" style:font-name-asian="Candara" style:font-size-asian="12pt" style:font-weight-asian="normal" style:font-name-complex="Candara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fo:color="#1f1a17" style:font-name="Candara1" fo:font-size="12pt" fo:font-style="italic" fo:font-weight="normal" style:font-name-asian="Candara" style:font-size-asian="12pt" style:font-style-asian="italic" style:font-weight-asian="normal" style:font-name-complex="Candara" style:font-size-complex="12pt" style:font-style-complex="italic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1f1a17" style:font-name="Candara" fo:font-size="14pt" fo:font-weight="bold" style:font-name-asian="Candara" style:font-size-asian="14pt" style:font-weight-asian="bold" style:font-name-complex="Candara" style:font-size-complex="14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color="#1f1a17" style:font-name="Candara" fo:font-size="8pt" fo:font-weight="bold" style:font-name-asian="Candara" style:font-size-asian="8pt" style:font-weight-asian="bold" style:font-name-complex="Candara" style:font-size-complex="8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color="#1f1a17" style:font-name="Candara" fo:font-size="22pt" fo:font-weight="bold" style:font-name-asian="Candara" style:font-size-asian="22pt" style:font-weight-asian="bold" style:font-name-complex="Candara" style:font-size-complex="22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andara1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Candara1"/>
    </style:style>
    <style:style style:name="P17" style:family="paragraph" style:parent-style-name="Standard" style:list-style-name="L1">
      <style:paragraph-properties fo:line-height="100%" fo:text-align="justify" style:justify-single-word="false"/>
      <style:text-properties style:font-name="Candara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justify" style:justify-single-word="false"/>
      <style:text-properties style:font-name="Candara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Candara1"/>
    </style:style>
    <style:style style:name="P20" style:family="paragraph" style:parent-style-name="Standard">
      <style:paragraph-properties fo:text-align="center" style:justify-single-word="false"/>
      <style:text-properties style:font-name="Candara1"/>
    </style:style>
    <style:style style:name="P21" style:family="paragraph" style:parent-style-name="Standard">
      <style:paragraph-properties fo:text-align="center" style:justify-single-word="false"/>
      <style:text-properties fo:color="#1f1a17" style:font-name="Candara1" fo:font-size="12pt" fo:font-style="italic" fo:font-weight="bold" style:font-name-asian="Candara" style:font-size-asian="12pt" style:font-style-asian="italic" style:font-weight-asian="bold" style:font-name-complex="Candara" style:font-size-complex="12pt" style:font-style-complex="italic" style:font-weight-complex="bold"/>
    </style:style>
    <style:style style:name="P22" style:family="paragraph" style:parent-style-name="Standard" style:list-style-name="L1">
      <style:paragraph-properties fo:line-height="100%" fo:text-align="justify" style:justify-single-word="false"/>
    </style:style>
    <style:style style:name="P23" style:family="paragraph">
      <style:paragraph-properties fo:text-align="center"/>
      <style:text-properties fo:font-size="12pt"/>
    </style:style>
    <style:style style:name="T1" style:family="text">
      <style:text-properties fo:letter-spacing="0.053cm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Candara1" fo:font-size="8pt" fo:letter-spacing="normal" fo:background-color="transparent" style:font-size-asian="8pt" style:font-size-complex="8pt"/>
    </style:style>
    <style:style style:name="T6" style:family="text">
      <style:text-properties style:font-name="Candara1" fo:font-size="8pt" fo:letter-spacing="normal" fo:font-weight="normal" fo:background-color="transparent" style:font-size-asian="8pt" style:font-weight-asian="normal" style:font-size-complex="8pt" style:font-weight-complex="normal"/>
    </style:style>
    <style:style style:name="T7" style:family="text">
      <style:text-properties style:font-name="Candara1" fo:font-size="8pt" fo:letter-spacing="0.035cm" fo:background-color="transparent" style:font-size-asian="8pt" style:font-size-complex="8pt"/>
    </style:style>
    <style:style style:name="T8" style:family="text">
      <style:text-properties style:font-name="Candara1" fo:font-size="9pt" fo:letter-spacing="normal" fo:background-color="transparent" style:font-size-asian="9pt" style:font-size-complex="9pt"/>
    </style:style>
    <style:style style:name="T9" style:family="text">
      <style:text-properties style:font-name="Candara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FERTA NR 10/10/SG/2014</text:p>
      <text:p text:style-name="P14">ZOZ w Brodnicy</text:p>
      <text:p text:style-name="P13"/>
      <text:p text:style-name="P5">Proponowana cena za usługę dla Klienta bez USW:</text:p>
      <text:p text:style-name="P5"><text:tab/></text:p>
      <text:p text:style-name="P6"><text:span text:style-name="T11"><text:tab/>Radiologiczne Procedury Medyczne….............................. </text:span><text:span text:style-name="T12">2000</text:span><text:span text:style-name="T11"> zł brutto<text:tab/></text:span></text:p>
      <text:p text:style-name="P6"><text:span text:style-name="T11"><text:tab/>Kliniczny Audyt Wewnętrzny …......................................... </text:span><text:span text:style-name="T12">1000</text:span><text:span text:style-name="T11"> zł brutto</text:span></text:p>
      <text:p text:style-name="P6"><text:span text:style-name="T11"><text:tab/>Dokumentacja Systemu Zarządzania …............................. </text:span><text:span text:style-name="T12">1000</text:span><text:span text:style-name="T11"> zł brutto</text:span></text:p>
      <text:p text:style-name="P5"/>
      <text:p text:style-name="P5"><text:tab/></text:p>
      <text:p text:style-name="P8"><text:tab/><text:tab/><text:tab/><text:tab/><text:tab/><text:tab/><text:tab/> <text:s text:c="5"/>SUMA: 4000 zł brutto</text:p>
      <text:p text:style-name="P7">Cena obejmuje:</text:p>
      <text:list xml:id="list39748951" text:style-name="L1">
        <text:list-item>
          <text:p text:style-name="P15">wykonanie radiologicznych procedury medycznych zgodnie z rozporządzeniem Ministra Zdrowia z dnia 2 lutego 2007 roku w sprawie szczegółowych wymagań dotyczących formy i treści wzorcowych i roboczych medycznych procedur radiologicznych. (Dz. U. 2007 r., Nr 24, poz. 161) oraz wykazem wykonywanych badań przedstawionym przez Klienta,</text:p>
        </text:list-item>
        <text:list-item>
          <text:p text:style-name="P17">wykonanie klinicznego audytu wewnętrznego zgodnie z Rozporządzeniem Ministra Zdrowia z dnia 18 lutego 2011 r. w sprawie warunków bezpiecznego stosowania promieniowania jonizującego dla wszystkich rodzajów ekspozycji medycznej (Dz. U. 2011 r., Nr 51, poz. 265) z paragrafem 53 pkt 4 przez fizyka i technika elektroradiologii,</text:p>
        </text:list-item>
        <text:list-item>
          <text:p text:style-name="P22"><text:span text:style-name="T9">wykonanie dokumentacja systemu zarządzania zgodnie z wymaganiami z Rozporządzeniem Ministra Zdrowia z dnia 18 lutego 2011 r. w sprawie warunków bezpiecznego stosowania promieniowania jonizującego dla wszystkich rodzajów ekspozycji medycznej (Dz. U. 2011 r., Nr 51, poz. 265) dla pracowni RTG i aparatów rentgenowskich.</text:span></text:p>
        </text:list-item>
      </text:list>
      <text:p text:style-name="P4"/>
      <text:p text:style-name="P21">PO PODPISANIU UMOWY STAŁEJ WSPÓŁPRACY (USW) KLIENT OTRZYMA<text:line-break/>25% RABATU NA W/W USŁUGI.</text:p>
      <text:p text:style-name="P21"/>
      <text:p text:style-name="P4">Proponowana usługa: </text:p>
      <text:p text:style-name="P3">UMOWA STAŁEJ WSPÓŁPRACY (USW) <text:span text:style-name="T10">- dla całej pracowni RTG</text:span></text:p>
      <text:p text:style-name="P5"/>
      <text:p text:style-name="P5">Proponowana cena za usługę – opcja 1:</text:p>
      <text:p text:style-name="P6"><text:span text:style-name="T11"><text:tab/>Umowa stałej współpracy …............................................<text:tab/></text:span><text:span text:style-name="T12">800 </text:span><text:span text:style-name="T11">zł brutto - miesięcznie</text:span></text:p>
      <text:p text:style-name="P5"><text:tab/></text:p>
      <text:p text:style-name="P5">Proponowana cena za usługę – opcja 2:</text:p>
      <text:p text:style-name="P6"><text:span text:style-name="T11"><text:tab/>Umowa stałej współpracy …............................................<text:tab/></text:span><text:span text:style-name="T12">8000 </text:span><text:span text:style-name="T11">zł brutto - rocznie</text:span></text:p>
      <text:p text:style-name="P5"><text:tab/>2 miesiące GRATIS</text:p>
      <text:p text:style-name="P20"/>
      <text:p text:style-name="P7">Cena obejmuje:</text:p>
      <text:list xml:id="list39758692" text:style-name="L2">
        <text:list-item>
          <text:p text:style-name="P16">nadzór Inspektora Ochrony Radiologicznej nad pracownią RTG lub wsparcie zatrudnionego Inspektora Ochrony Radiologicznej, </text:p>
        </text:list-item>
        <text:list-item>
          <text:p text:style-name="P16"><text:soft-page-break/>wykonywanie testów podstawowych na aparatach RTG zgodnie z załącznikiem nr 6 do rozporządzenia Ministra Zdrowia z dnia 18 luty 2011:</text:p>
          <text:list>
            <text:list-item>
              <text:p text:style-name="P16">testy miesięczne, kwartalne, półroczne</text:p>
            </text:list-item>
          </text:list>
        </text:list-item>
        <text:list-item>
          <text:p text:style-name="P16">prowadzenie dokumentacji systemu zarządzania jakością w zakresie ochrony radiologicznej zgodnie z wymaganiami wdrożonego systemu zarządzania jakością jak i zgodnie z wymaganiami obowiązujących aktów prawnych dotyczących ochrony radiologicznej,</text:p>
        </text:list-item>
        <text:list-item>
          <text:p text:style-name="P16">obecność w przeglądach zarządzania, wykonywanie audytów wewnętrznych i klinicznych audytów wewnętrznych w Systemie Zarządzania w pracowni RTG,</text:p>
        </text:list-item>
        <text:list-item>
          <text:p text:style-name="P16">reprezentowanie jednostki przy odbiorach i kontrolach z PWIS,</text:p>
        </text:list-item>
        <text:list-item>
          <text:p text:style-name="P18">rabaty na usługi.</text:p>
        </text:list-item>
      </text:list>
      <text:p text:style-name="P6"><text:span text:style-name="T13"><text:s text:c="3"/></text:span></text:p>
      <text:p text:style-name="P9"/>
      <text:p text:style-name="P10">W razie pytań proszę o kontakt: Sebastian Gałuch, 502 520 707 lub <text:a xlink:type="simple" xlink:href="mailto:biuro@max-ray.pl">biuro@max-ray.pl</text:a></text:p>
      <text:p text:style-name="P11">Uwaga: </text:p>
      <text:p text:style-name="P11"><text:tab/>Ceny podlegają negocj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ndara" svg:font-family="Candar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1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Candara1" fo:font-size="8pt" fo:letter-spacing="0.018cm" style:font-size-asian="8pt" style:font-size-complex="8pt"/>
    </style:style>
    <style:style style:name="MP2" style:family="paragraph" style:parent-style-name="Standard">
      <style:paragraph-properties fo:text-align="end" style:justify-single-word="false">
        <style:tab-stops>
          <style:tab-stop style:position="15.266cm" style:type="right"/>
        </style:tab-stops>
      </style:paragraph-properties>
      <style:text-properties style:font-name="Candara1" fo:font-size="8pt" fo:letter-spacing="normal" style:font-size-asian="8pt" style:font-size-complex="8pt"/>
    </style:style>
    <style:style style:name="MP3" style:family="paragraph">
      <style:paragraph-properties fo:text-align="center"/>
      <style:text-properties fo:font-size="12pt"/>
    </style:style>
    <style:style style:name="MT1" style:family="text">
      <style:text-properties fo:letter-spacing="0.053cm" fo:font-weight="bol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7pt" style:font-size-asian="7pt" style:font-size-complex="7pt"/>
    </style:style>
    <style:style style:name="MT5" style:family="text">
      <style:text-properties style:font-name="Candara1" fo:font-size="8pt" fo:letter-spacing="normal" fo:background-color="transparent" style:font-size-asian="8pt" style:font-size-complex="8pt"/>
    </style:style>
    <style:style style:name="MT6" style:family="text">
      <style:text-properties style:font-name="Candara1" fo:font-size="8pt" fo:letter-spacing="normal" fo:font-weight="normal" fo:background-color="transparent" style:font-size-asian="8pt" style:font-weight-asian="normal" style:font-size-complex="8pt" style:font-weight-complex="normal"/>
    </style:style>
    <style:style style:name="MT7" style:family="text">
      <style:text-properties style:font-name="Candara1" fo:font-size="8pt" fo:letter-spacing="0.035cm" fo:background-color="transparent" style:font-size-asian="8pt" style:font-size-complex="8pt"/>
    </style:style>
    <style:style style:name="MT8" style:family="text">
      <style:text-properties style:font-name="Candara1" fo:font-size="9pt" fo:letter-spacing="normal" fo:background-color="transparent" style:font-size-asian="9pt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.499cm" fo:margin-right="1.499cm" fo:background-color="transparent" style:writing-mode="lr-tb" style:footnote-max-height="0cm">
        <style:background-image xlink:href="Pictures/10000201000002860000033351C7F55D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-RAY</text:span> <text:span text:style-name="MT2">S.C.</text:span> S. Gałuch K. Karpiński, ul. Jabłoniowa 22A/7, 80-175 GDAŃSK</text:p>
        <text:p text:style-name="MP2"><draw:frame draw:style-name="Mfr1" draw:name="grafika2" text:anchor-type="paragraph" svg:x="4.909cm" svg:y="0.019cm" svg:width="12.081cm" svg:height="0.09cm" draw:z-index="3"><draw:image xlink:href="Pictures/100000000000069C0000000BCB0EAC9E.jpg" xlink:type="simple" xlink:show="embed" xlink:actuate="onLoad"/></draw:frame><draw:frame text:anchor-type="paragraph" draw:z-index="5" draw:name="Grafika 4" draw:style-name="Mgr1" draw:text-style-name="MP3" svg:width="4.291cm" svg:height="1.83cm" svg:x="0.101cm" svg:y="-1cm"><draw:image xlink:href="Pictures/200000070000393A0000185EDD4054BC.svm" xlink:type="simple" xlink:show="embed" xlink:actuate="onLoad"><text:p/></draw:image></draw:frame><text:tab/>biuro@max-ray.pl, <text:s text:c="5"/>tel, kom. 502 520 707, <text:s text:c="3"/>502 520 802, <text:s text:c="3"/>502 520 902<text:span text:style-name="MT3"> </text:span></text:p>
      </style:header>
      <style:footer>
        <text:p text:style-name="Footer"><text:span text:style-name="MT4"><draw:frame draw:style-name="Mfr2" draw:name="grafika3" text:anchor-type="as-char" svg:width="17cm" style:rel-width="100%" svg:height="0.079cm" style:rel-height="scale" draw:z-index="1"><draw:image xlink:href="Pictures/100000000000069C0000000BCB0EAC9E.jpg" xlink:type="simple" xlink:show="embed" xlink:actuate="onLoad"/></draw:frame></text:span><text:span text:style-name="MT5">NIP </text:span><text:span text:style-name="MT6">583-315-80-58</text:span><text:span text:style-name="MT5">, REGON </text:span><text:span text:style-name="MT6">221842788</text:span><text:span text:style-name="MT7"><text:tab/><text:tab/></text:span><text:span text:style-name="MT5">www.</text:span><text:span text:style-name="MT8">max-ray</text:span><text:span text:style-name="MT5">.p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Gałuch</meta:initial-creator>
    <meta:creation-date>2012-02-02T14:02:37.13</meta:creation-date>
    <meta:print-date>2013-04-22T08:20:07.23</meta:print-date>
    <dc:date>2014-10-27T20:16:38.16</dc:date>
    <meta:editing-duration>PT15H39M59S</meta:editing-duration>
    <meta:editing-cycles>26</meta:editing-cycles>
    <meta:generator>OpenOffice.org/3.3$Win32 OpenOffice.org_project/330m20$Build-9567</meta:generator>
    <dc:creator>Sebastian Gałuch</dc:creator>
    <meta:printed-by>Sebastian Gałuch</meta:printed-by>
    <meta:document-statistic meta:table-count="0" meta:image-count="2" meta:object-count="0" meta:page-count="2" meta:paragraph-count="37" meta:word-count="384" meta:character-count="2891"/>
  </office:meta>
</office:document-meta>
</file>